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23B00000DACB358889113D82CF6.png" manifest:media-type="image/png"/>
  <manifest:file-entry manifest:full-path="Pictures/100002010000026500000270886C49F54FC7017B.png" manifest:media-type="image/png"/>
  <manifest:file-entry manifest:full-path="Pictures/100000000000128E00000DAC5F0EBDB1F5068B7C.png" manifest:media-type="image/png"/>
  <manifest:file-entry manifest:full-path="Pictures/100000000000000800000008B2AA4E6A4F6D2D73.png" manifest:media-type="image/png"/>
  <manifest:file-entry manifest:full-path="Pictures/100000000000123B00000DACE1F6C8246C7A7496.png" manifest:media-type="image/png"/>
  <manifest:file-entry manifest:full-path="Pictures/100000000000000800000008483BFA7219215B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M Roman 8" svg:font-family="'LM Roman 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61cm" fo:min-width="2.951cm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draw:fill="none" fo:min-height="0.705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stroke="solid" svg:stroke-width="0.053cm" draw:marker-start="Arrow" draw:marker-start-width="0.28cm" draw:marker-end-width="0.28cm" draw:fill="none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Ultrafine_20_2_20_Dots_20_3_20_Dashes" svg:stroke-width="0.053cm" draw:marker-start="Arrow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draw:stroke="dash" draw:stroke-dash="Ultra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_32__20_Dots_20_1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objectwithoutfill">
      <style:graphic-properties draw:stroke="solid" draw:marker-start="Arrow" draw:marker-end=""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1cm" fo:min-width="0.77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9cm" fo:min-width="0.719cm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bitmap" draw:fill-image-name="Dashed_20_Downward_20_Diagonal" draw:textarea-horizontal-align="justify" draw:textarea-vertical-align="middle" draw:auto-grow-height="false" fo:min-height="8.984cm" fo:min-width="8.73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7.548cm" fo:min-width="7.29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hatch" draw:fill-hatch-name="Black_20_0_20_Degrees" draw:opacity="100%" draw:textarea-horizontal-align="justify" draw:textarea-vertical-align="middle" draw:auto-grow-height="false" fo:min-height="7.548cm" fo:min-width="7.298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6.47cm" fo:min-width="6.22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hatch" draw:fill-hatch-name="Black_20_45_20_Degrees_20_Wide" draw:opacity="100%" draw:textarea-horizontal-align="justify" draw:textarea-vertical-align="middle" draw:auto-grow-height="false" fo:min-height="6.47cm" fo:min-width="6.22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bitmap" draw:fill-image-name="_35__20_Percent" draw:textarea-horizontal-align="justify" draw:textarea-vertical-align="middle" draw:auto-grow-height="false" fo:min-height="1.44cm" fo:min-width="1.19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stroke="solid" svg:stroke-width="0.053cm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solid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LM Roman 8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Liberation Serif"/>
    </style:style>
    <style:style style:name="P8" style:family="paragraph">
      <style:paragraph-properties fo:text-align="center"/>
    </style:style>
    <style:style style:name="P9" style:family="paragraph">
      <style:text-properties style:font-name="Liberation Serif"/>
    </style:style>
    <style:style style:name="P10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11" style:family="paragraph">
      <loext:graphic-properties draw:fill="bitmap" draw:fill-image-name="Dashed_20_Downward_20_Diagonal"/>
      <style:paragraph-properties fo:text-align="center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hatch" draw:fill-hatch-name="Black_20_0_20_Degrees" draw:opacity="100%"/>
      <style:paragraph-properties fo:text-align="center"/>
    </style:style>
    <style:style style:name="P14" style:family="paragraph">
      <loext:graphic-properties draw:fill="hatch" draw:fill-hatch-name="Black_20_45_20_Degrees_20_Wide" draw:opacity="100%"/>
      <style:paragraph-properties fo:text-align="center"/>
    </style:style>
    <style:style style:name="P15" style:family="paragraph">
      <loext:graphic-properties draw:fill="bitmap" draw:fill-image-name="_35__20_Percent"/>
      <style:paragraph-properties fo:text-align="center"/>
    </style:style>
    <style:style style:name="T1" style:family="text">
      <style:text-properties style:font-name="LM Roman 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/>
    </style:style>
    <style:style style:name="T4" style:family="text">
      <style:text-properties style:text-position="-33% 58%" style:font-name="Liberation Serif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-33% 58%" style:font-name="Liberation Sans1" style:font-name-asian="Liberation Sans1" style:font-name-complex="Liberation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8.382cm" svg:x="9.398cm" svg:y="2.28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381cm" svg:height="0.381cm" svg:x="9.144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44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6.383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98cm" svg:y1="0.508cm" svg:x2="9.361cm" svg:y2="10.667cm">
          <text:p/>
        </draw:line>
        <draw:line draw:style-name="gr3" draw:text-style-name="P1" draw:layer="layout" svg:x1="19.812cm" svg:y1="10.668cm" svg:x2="9.361cm" svg:y2="10.68cm">
          <text:p/>
        </draw:line>
        <draw:frame draw:style-name="gr4" draw:text-style-name="P3" draw:layer="layout" svg:width="0.762cm" svg:height="1.153cm" svg:x="16.256cm" svg:y="10.976cm">
          <draw:text-box>
            <text:p><text:span text:style-name="T1">1</text:span></text:p>
          </draw:text-box>
        </draw:frame>
        <draw:frame draw:style-name="gr4" draw:text-style-name="P3" draw:layer="layout" svg:width="0.762cm" svg:height="1.153cm" svg:x="8.89cm" svg:y="10.922cm">
          <draw:text-box>
            <text:p><text:span text:style-name="T1">0</text:span></text:p>
          </draw:text-box>
        </draw:frame>
        <draw:frame draw:style-name="gr4" draw:text-style-name="P3" draw:layer="layout" svg:width="0.762cm" svg:height="1.153cm" svg:x="8.128cm" svg:y="2.032cm">
          <draw:text-box>
            <text:p><text:span text:style-name="T1">1</text:span></text:p>
          </draw:text-box>
        </draw:frame>
        <draw:frame draw:style-name="gr5" draw:text-style-name="P4" draw:layer="layout" svg:width="1.016cm" svg:height="0.954cm" svg:x="19.05cm" svg:y="11.684cm">
          <draw:text-box>
            <text:p><text:span text:style-name="T2">η</text:span></text:p>
          </draw:text-box>
        </draw:frame>
        <draw:frame draw:style-name="gr6" draw:text-style-name="P5" draw:layer="layout" svg:width="0.786cm" svg:height="0.955cm" svg:x="8.575cm" svg:y="0.508cm">
          <draw:text-box>
            <text:p><text:span text:style-name="T2">ξ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8" draw:text-style-name="P1" draw:layer="layout" svg:x1="12.207cm" svg:y1="1.016cm" svg:x2="12.207cm" svg:y2="6.096cm">
          <text:p/>
        </draw:line>
        <draw:line draw:style-name="gr8" draw:text-style-name="P1" draw:layer="layout" svg:x1="17.272cm" svg:y1="6.103cm" svg:x2="12.192cm" svg:y2="6.103cm">
          <text:p/>
        </draw:line>
        <draw:line draw:style-name="gr8" draw:text-style-name="P1" draw:layer="layout" svg:x1="10.019cm" svg:y1="9.904cm" svg:x2="12.207cm" svg:y2="6.11cm">
          <text:p/>
        </draw:line>
        <draw:frame draw:style-name="gr6" draw:text-style-name="P5" draw:layer="layout" svg:width="0.786cm" svg:height="0.955cm" svg:x="8.612cm" svg:y="9.906cm">
          <draw:text-box>
            <text:p><text:span text:style-name="T2">ξ</text:span></text:p>
          </draw:text-box>
        </draw:frame>
        <draw:frame draw:style-name="gr5" draw:text-style-name="P4" draw:layer="layout" svg:width="1.016cm" svg:height="0.954cm" svg:x="17.018cm" svg:y="5.396cm">
          <draw:text-box>
            <text:p><text:span text:style-name="T2">η</text:span></text:p>
          </draw:text-box>
        </draw:frame>
        <draw:frame draw:style-name="gr5" draw:text-style-name="P4" draw:layer="layout" svg:width="1.016cm" svg:height="0.954cm" svg:x="11.191cm" svg:y="0.57cm">
          <draw:text-box>
            <text:p><text:span text:style-name="T2">ζ</text:span></text:p>
          </draw:text-box>
        </draw:frame>
        <draw:line draw:style-name="gr9" draw:text-style-name="P1" draw:layer="layout" svg:x1="11.43cm" svg:y1="4.318cm" svg:x2="11.43cm" svg:y2="9.397cm">
          <text:p/>
        </draw:line>
        <draw:line draw:style-name="gr9" draw:text-style-name="P1" draw:layer="layout" svg:x1="14.224cm" svg:y1="3.81cm" svg:x2="14.224cm" svg:y2="8.889cm">
          <text:p/>
        </draw:line>
        <draw:line draw:style-name="gr10" draw:text-style-name="P1" draw:layer="layout" svg:x1="12.199cm" svg:y1="11.19cm" svg:x2="12.199cm" svg:y2="6.11cm">
          <text:p/>
        </draw:line>
        <draw:line draw:style-name="gr9" draw:text-style-name="P1" draw:layer="layout" svg:x1="11.43cm" svg:y1="4.318cm" svg:x2="14.224cm" svg:y2="3.818cm">
          <text:p/>
        </draw:line>
        <draw:line draw:style-name="gr9" draw:text-style-name="P1" draw:layer="layout" svg:x1="12.208cm" svg:y1="3.31cm" svg:x2="14.225cm" svg:y2="3.818cm">
          <text:p/>
        </draw:line>
        <draw:line draw:style-name="gr9" draw:text-style-name="P1" draw:layer="layout" svg:x1="12.199cm" svg:y1="3.302cm" svg:x2="11.421cm" svg:y2="4.31cm">
          <text:p/>
        </draw:line>
        <draw:line draw:style-name="gr9" draw:text-style-name="P1" draw:layer="layout" svg:x1="11.43cm" svg:y1="9.39cm" svg:x2="14.224cm" svg:y2="8.89cm">
          <text:p/>
        </draw:line>
        <draw:line draw:style-name="gr11" draw:text-style-name="P1" draw:layer="layout" svg:x1="12.208cm" svg:y1="8.382cm" svg:x2="11.43cm" svg:y2="9.39cm">
          <text:p/>
        </draw:line>
        <draw:line draw:style-name="gr11" draw:text-style-name="P1" draw:layer="layout" svg:x1="12.208cm" svg:y1="8.382cm" svg:x2="14.225cm" svg:y2="8.89cm">
          <text:p/>
        </draw:line>
        <draw:line draw:style-name="gr11" draw:text-style-name="P1" draw:layer="layout" svg:x1="12.199cm" svg:y1="3.302cm" svg:x2="12.208cm" svg:y2="8.382cm">
          <text:p/>
        </draw:line>
        <draw:frame draw:style-name="gr5" draw:text-style-name="P7" draw:layer="layout" svg:width="0.762cm" svg:height="0.954cm" svg:x="12.208cm" svg:y="2.348cm">
          <draw:text-box>
            <text:p><text:span text:style-name="T3">1</text:span></text:p>
          </draw:text-box>
        </draw:frame>
        <draw:frame draw:style-name="gr5" draw:text-style-name="P7" draw:layer="layout" svg:width="0.762cm" svg:height="0.954cm" svg:x="14.224cm" svg:y="5.334cm">
          <draw:text-box>
            <text:p><text:span text:style-name="T3">1</text:span></text:p>
          </draw:text-box>
        </draw:frame>
        <draw:frame draw:style-name="gr5" draw:text-style-name="P7" draw:layer="layout" svg:width="0.762cm" svg:height="0.954cm" svg:x="10.668cm" svg:y="6.858cm">
          <draw:text-box>
            <text:p><text:span text:style-name="T3">1</text:span></text:p>
          </draw:text-box>
        </draw:frame>
        <draw:frame draw:style-name="gr5" draw:text-style-name="P7" draw:layer="layout" svg:width="0.762cm" svg:height="0.954cm" svg:x="12.192cm" svg:y="5.334cm">
          <draw:text-box>
            <text:p><text:span text:style-name="T3">0</text:span></text:p>
          </draw:text-box>
        </draw:frame>
        <draw:frame draw:style-name="gr12" draw:text-style-name="P7" draw:layer="layout" svg:width="1.254cm" svg:height="1.657cm" svg:x="12.208cm" svg:y="7.62cm">
          <draw:text-box>
            <text:p><text:span text:style-name="T3">-1</text:span></text:p>
          </draw:text-box>
        </draw:frame>
        <draw:line draw:style-name="gr9" draw:text-style-name="P1" draw:layer="layout" svg:x1="22.107cm" svg:y1="4.318cm" svg:x2="22.107cm" svg:y2="9.397cm">
          <text:p/>
        </draw:line>
        <draw:line draw:style-name="gr9" draw:text-style-name="P1" draw:layer="layout" svg:x1="22.107cm" svg:y1="4.318cm" svg:x2="24.901cm" svg:y2="3.818cm">
          <text:p/>
        </draw:line>
        <draw:line draw:style-name="gr9" draw:text-style-name="P1" draw:layer="layout" svg:x1="22.885cm" svg:y1="3.31cm" svg:x2="24.902cm" svg:y2="3.818cm">
          <text:p/>
        </draw:line>
        <draw:line draw:style-name="gr9" draw:text-style-name="P1" draw:layer="layout" svg:x1="22.876cm" svg:y1="3.302cm" svg:x2="22.098cm" svg:y2="4.31cm">
          <text:p/>
        </draw:line>
        <draw:line draw:style-name="gr9" draw:text-style-name="P1" draw:layer="layout" svg:x1="22.107cm" svg:y1="9.39cm" svg:x2="24.901cm" svg:y2="8.89cm">
          <text:p/>
        </draw:line>
        <draw:line draw:style-name="gr11" draw:text-style-name="P1" draw:layer="layout" svg:x1="22.885cm" svg:y1="8.382cm" svg:x2="22.107cm" svg:y2="9.39cm">
          <text:p/>
        </draw:line>
        <draw:line draw:style-name="gr11" draw:text-style-name="P1" draw:layer="layout" svg:x1="22.885cm" svg:y1="8.382cm" svg:x2="24.902cm" svg:y2="8.89cm">
          <text:p/>
        </draw:line>
        <draw:line draw:style-name="gr11" draw:text-style-name="P1" draw:layer="layout" svg:x1="22.876cm" svg:y1="3.302cm" svg:x2="22.885cm" svg:y2="8.382cm">
          <text:p/>
        </draw:line>
        <draw:line draw:style-name="gr9" draw:text-style-name="P1" draw:layer="layout" svg:x1="24.901cm" svg:y1="3.81cm" svg:x2="24.901cm" svg:y2="8.889cm">
          <text:p/>
        </draw:lin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3" draw:text-style-name="P7" draw:layer="layout" svg:width="1.324cm" svg:height="1.27cm" svg:x="10.106cm" svg:y="2.54cm">
          <draw:text-box>
            <text:p><text:span text:style-name="T3">T</text:span><text:span text:style-name="T4">C</text:span></text:p>
          </draw:text-box>
        </draw:frame>
        <draw:line draw:style-name="gr14" draw:text-style-name="P1" draw:layer="layout" svg:x1="10.668cm" svg:y1="3.556cm" svg:x2="10.668cm" svg:y2="9.906cm">
          <text:p/>
        </draw:line>
        <draw:line draw:style-name="gr14" draw:text-style-name="P1" draw:layer="layout" svg:x1="12.446cm" svg:y1="3.556cm" svg:x2="12.446cm" svg:y2="9.906cm">
          <text:p/>
        </draw:line>
        <draw:line draw:style-name="gr14" draw:text-style-name="P1" draw:layer="layout" svg:x1="14.224cm" svg:y1="3.556cm" svg:x2="14.224cm" svg:y2="9.906cm">
          <text:p/>
        </draw:line>
        <draw:line draw:style-name="gr14" draw:text-style-name="P1" draw:layer="layout" svg:x1="12.7cm" svg:y1="3.556cm" svg:x2="12.7cm" svg:y2="3.556cm">
          <text:p/>
        </draw:line>
        <draw:line draw:style-name="gr15" draw:text-style-name="P1" draw:layer="layout" svg:x1="16.51cm" svg:y1="3.556cm" svg:x2="16.51cm" svg:y2="9.906cm">
          <text:p/>
        </draw:line>
        <draw:frame draw:style-name="gr16" draw:text-style-name="P7" draw:layer="layout" svg:width="1.778cm" svg:height="1.016cm" svg:x="10.668cm" svg:y="4.318cm">
          <draw:text-box>
            <text:p><text:span text:style-name="T3">Clad</text:span></text:p>
          </draw:text-box>
        </draw:frame>
        <draw:frame draw:style-name="gr12" draw:text-style-name="P7" draw:layer="layout" svg:width="2.032cm" svg:height="1.657cm" svg:x="12.446cm" svg:y="4.318cm">
          <draw:text-box>
            <text:p><text:span text:style-name="T3">Bond</text:span></text:p>
          </draw:text-box>
        </draw:frame>
        <draw:frame draw:style-name="gr12" draw:text-style-name="P7" draw:layer="layout" svg:width="2.032cm" svg:height="1.657cm" svg:x="14.478cm" svg:y="4.318cm">
          <draw:text-box>
            <text:p><text:span text:style-name="T3">Fuel</text:span></text:p>
          </draw:text-box>
        </draw:frame>
        <draw:line draw:style-name="gr17" draw:text-style-name="P1" draw:layer="layout" svg:x1="7.62cm" svg:y1="6.34cm" svg:x2="7.62cm" svg:y2="9.905cm">
          <text:p/>
        </draw:line>
        <draw:line draw:style-name="gr17" draw:text-style-name="P1" draw:layer="layout" svg:x1="8.382cm" svg:y1="5.588cm" svg:x2="8.382cm" svg:y2="9.153cm">
          <text:p/>
        </draw:line>
        <draw:line draw:style-name="gr17" draw:text-style-name="P1" draw:layer="layout" svg:x1="8.89cm" svg:y1="6.35cm" svg:x2="8.89cm" svg:y2="9.915cm">
          <text:p/>
        </draw:line>
        <draw:frame draw:style-name="gr16" draw:text-style-name="P7" draw:layer="layout" svg:width="2.794cm" svg:height="1.016cm" svg:x="7.62cm" svg:y="4.318cm">
          <draw:text-box>
            <text:p><text:span text:style-name="T3">Coolant</text:span></text:p>
          </draw:text-box>
        </draw:frame>
        <draw:frame draw:style-name="gr13" draw:text-style-name="P7" draw:layer="layout" svg:width="1.324cm" svg:height="1.27cm" svg:x="11.884cm" svg:y="2.54cm">
          <draw:text-box>
            <text:p><text:span text:style-name="T3">T</text:span><text:span text:style-name="T4">B</text:span></text:p>
          </draw:text-box>
        </draw:frame>
        <draw:frame draw:style-name="gr13" draw:text-style-name="P7" draw:layer="layout" svg:width="1.324cm" svg:height="1.27cm" svg:x="13.716cm" svg:y="2.54cm">
          <draw:text-box>
            <text:p><text:span text:style-name="T3">T</text:span><text:span text:style-name="T4">F</text:span></text:p>
          </draw:text-box>
        </draw:frame>
        <draw:frame draw:style-name="gr13" draw:text-style-name="P7" draw:layer="layout" svg:width="1.324cm" svg:height="1.27cm" svg:x="16.002cm" svg:y="2.54cm">
          <draw:text-box>
            <text:p><text:span text:style-name="T3">T</text:span><text:span text:style-name="T4">0</text:span></text:p>
          </draw:text-box>
        </draw:frame>
        <draw:frame draw:style-name="gr12" draw:text-style-name="P7" draw:layer="layout" svg:width="1.832cm" svg:height="1.657cm" svg:x="15.948cm" svg:y="9.906cm">
          <draw:text-box>
            <text:p><text:span text:style-name="T3">r=0</text:span></text:p>
          </draw:text-box>
        </draw:frame>
        <draw:frame draw:style-name="gr13" draw:text-style-name="P7" draw:layer="layout" svg:width="1.324cm" svg:height="1.27cm" svg:x="13.716cm" svg:y="9.852cm">
          <draw:text-box>
            <text:p><text:span text:style-name="T5">R</text:span><text:span text:style-name="T4">F</text:span></text:p>
          </draw:text-box>
        </draw:frame>
        <draw:frame draw:style-name="gr13" draw:text-style-name="P7" draw:layer="layout" svg:width="1.324cm" svg:height="1.27cm" svg:x="11.938cm" svg:y="9.906cm">
          <draw:text-box>
            <text:p><text:span text:style-name="T5">R</text:span><text:span text:style-name="T4">B</text:span></text:p>
          </draw:text-box>
        </draw:frame>
        <draw:frame draw:style-name="gr13" draw:text-style-name="P7" draw:layer="layout" svg:width="1.324cm" svg:height="1.27cm" svg:x="10.106cm" svg:y="9.906cm">
          <draw:text-box>
            <text:p><text:span text:style-name="T5">R</text:span><text:span text:style-name="T4">C</text:span></text:p>
          </draw:text-box>
        </draw:frame>
        <draw:frame draw:style-name="gr13" draw:text-style-name="P7" draw:layer="layout" svg:width="1.324cm" svg:height="1.27cm" svg:x="8.128cm" svg:y="2.54cm">
          <draw:text-box>
            <text:p><text:span text:style-name="T3">T</text:span><text:span text:style-name="T6">∞</text:span></text:p>
          </draw:text-box>
        </draw:frame>
        <draw:frame draw:style-name="gr5" draw:text-style-name="P7" draw:layer="layout" svg:width="1.524cm" svg:height="0.954cm" svg:x="14.478cm" svg:y="6.92cm">
          <draw:text-box>
            <text:p><text:span text:style-name="T7">q</text:span><text:span text:style-name="T8">''</text:span><text:span text:style-name="T2">'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8" draw:text-style-name="P8" draw:layer="layout" svg:width="14.816cm" svg:height="11.111cm" svg:x="3.048cm" svg:y="-1.713cm">
          <draw:image xlink:href="Pictures/100000000000123B00000DACE1F6C8246C7A7496.png" xlink:type="simple" xlink:show="embed" xlink:actuate="onLoad">
            <text:p/>
          </draw:image>
        </draw:frame>
        <draw:custom-shape draw:style-name="gr19" draw:text-style-name="P1" draw:layer="layout" svg:width="1.27cm" svg:height="1.27cm" svg:x="6.858cm" svg:y="5.842cm">
          <text:p/>
          <draw:enhanced-geometry svg:viewBox="0 0 21600 21600" draw:mirror-horizontal="false" draw:mirror-vertical="false" draw:text-areas="0 0 21600 21600" draw:type="chevron" draw:modifiers="10808.49724626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1.27cm" svg:height="1.27cm" svg:x="11.938cm" svg:y="5.842cm">
          <text:p/>
          <draw:enhanced-geometry svg:viewBox="0 0 21600 21600" draw:mirror-horizontal="false" draw:mirror-vertical="false" draw:text-areas="0 0 21600 21600" draw:type="chevron" draw:modifiers="10808.49724626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7.272cm" svg:y1="5.08cm" svg:x2="17.272cm" svg:y2="7.366cm">
          <text:p/>
        </draw:line>
        <draw:frame draw:style-name="gr22" draw:text-style-name="P7" draw:layer="layout" svg:width="0.762cm" svg:height="0.954cm" svg:x="16.764cm" svg:y="7.112cm">
          <draw:text-box>
            <text:p text:style-name="P9"><text:span text:style-name="T3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8" draw:text-style-name="P8" draw:layer="layout" svg:width="20.305cm" svg:height="14.961cm" svg:x="0.9cm" svg:y="0.533cm">
          <draw:image xlink:href="Pictures/100000000000128E00000DAC5F0EBDB1F5068B7C.png" xlink:type="simple" xlink:show="embed" xlink:actuate="onLoad">
            <text:p/>
          </draw:image>
        </draw:frame>
        <draw:frame draw:style-name="gr23" draw:text-style-name="P10" draw:layer="layout" svg:width="1.778cm" svg:height="1.977cm" svg:x="9.652cm" svg:y="13.462cm">
          <draw:text-box>
            <text:p text:style-name="P9"><text:span text:style-name="T9">h</text:span><text:span text:style-name="T10">1/2</text:span></text:p>
          </draw:text-box>
        </draw:frame>
        <draw:frame draw:style-name="gr23" draw:text-style-name="P10" draw:layer="layout" svg:width="1.778cm" svg:height="1.977cm" svg:x="12.192cm" svg:y="12.247cm">
          <draw:text-box>
            <text:p text:style-name="P9"><text:span text:style-name="T9">h</text:span><text:span text:style-name="T10">1</text:span></text:p>
          </draw:text-box>
        </draw:frame>
        <draw:frame draw:style-name="gr23" draw:text-style-name="P10" draw:layer="layout" svg:width="1.778cm" svg:height="1.977cm" svg:x="12.192cm" svg:y="10.668cm">
          <draw:text-box>
            <text:p text:style-name="P9"><text:span text:style-name="T9">h</text:span><text:span text:style-name="T10">2</text:span></text:p>
          </draw:text-box>
        </draw:frame>
        <draw:frame draw:style-name="gr23" draw:text-style-name="P10" draw:layer="layout" svg:width="1.778cm" svg:height="1.977cm" svg:x="9.652cm" svg:y="11.486cm">
          <draw:text-box>
            <text:p text:style-name="P9"><text:span text:style-name="T9">h</text:span><text:span text:style-name="T10">3/2</text:span></text:p>
          </draw:text-box>
        </draw:frame>
        <draw:frame draw:style-name="gr23" draw:text-style-name="P10" draw:layer="layout" svg:width="1.778cm" svg:height="1.977cm" svg:x="12.192cm" svg:y="6.35cm">
          <draw:text-box>
            <text:p text:style-name="P9"><text:span text:style-name="T9">h</text:span><text:span text:style-name="T10">k</text:span></text:p>
          </draw:text-box>
        </draw:frame>
        <draw:frame draw:style-name="gr23" draw:text-style-name="P10" draw:layer="layout" svg:width="1.778cm" svg:height="1.977cm" svg:x="9.452cm" svg:y="7.112cm">
          <draw:text-box>
            <text:p text:style-name="P9"><text:span text:style-name="T9">h</text:span><text:span text:style-name="T10">k-1/2</text:span></text:p>
          </draw:text-box>
        </draw:frame>
        <draw:frame draw:style-name="gr23" draw:text-style-name="P10" draw:layer="layout" svg:width="1.778cm" svg:height="1.977cm" svg:x="9.398cm" svg:y="5.588cm">
          <draw:text-box>
            <text:p text:style-name="P9"><text:span text:style-name="T9">h</text:span><text:span text:style-name="T10">k+1/2</text:span></text:p>
          </draw:text-box>
        </draw:frame>
        <draw:frame draw:style-name="gr23" draw:text-style-name="P10" draw:layer="layout" svg:width="1.778cm" svg:height="1.977cm" svg:x="12.192cm" svg:y="2.087cm">
          <draw:text-box>
            <text:p text:style-name="P9"><text:span text:style-name="T9">h</text:span><text:span text:style-name="T10">Nz</text:span></text:p>
          </draw:text-box>
        </draw:frame>
        <draw:frame draw:style-name="gr23" draw:text-style-name="P10" draw:layer="layout" svg:width="1.778cm" svg:height="1.977cm" svg:x="9.198cm" svg:y="1.325cm">
          <draw:text-box>
            <text:p text:style-name="P9"><text:span text:style-name="T9">h</text:span><text:span text:style-name="T10">Nz+1/2</text:span></text:p>
          </draw:text-box>
        </draw:frame>
        <draw:frame draw:style-name="gr23" draw:text-style-name="P10" draw:layer="layout" svg:width="1.778cm" svg:height="1.977cm" svg:x="9.198cm" svg:y="2.794cm">
          <draw:text-box>
            <text:p text:style-name="P9"><text:span text:style-name="T9">h</text:span><text:span text:style-name="T10">Nz-1/2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4" draw:text-style-name="P11" draw:layer="layout" svg:width="13.208cm" svg:height="13.208cm" svg:x="8.38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11.176cm" svg:height="11.176cm" svg:x="9.398cm" svg:y="2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1.176cm" svg:height="11.176cm" svg:x="9.398cm" svg:y="2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9.652cm" svg:height="9.652cm" svg:x="10.161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9.652cm" svg:height="9.652cm" svg:x="10.1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2.54cm" svg:height="2.54cm" svg:x="19.55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24cm" svg:y1="7.874cm" svg:x2="19.812cm" svg:y2="7.874cm">
          <text:p/>
        </draw:line>
        <draw:line draw:style-name="gr30" draw:text-style-name="P1" draw:layer="layout" svg:x1="15.231cm" svg:y1="7.925cm" svg:x2="16.51cm" svg:y2="2.54cm">
          <text:p/>
        </draw:line>
        <draw:line draw:style-name="gr30" draw:text-style-name="P1" draw:layer="layout" svg:x1="15.231cm" svg:y1="7.874cm" svg:x2="13.208cm" svg:y2="1.524cm">
          <text:p/>
        </draw:line>
        <draw:line draw:style-name="gr31" draw:text-style-name="P1" draw:layer="layout" svg:x1="21.336cm" svg:y1="3.81cm" svg:x2="20.32cm" svg:y2="1.27cm">
          <text:p/>
        </draw:line>
        <draw:frame draw:style-name="gr32" draw:text-style-name="P4" draw:layer="layout" svg:width="1.778cm" svg:height="1.114cm" svg:x="20.574cm" svg:y="1.778cm">
          <draw:text-box>
            <text:p><text:span text:style-name="T3">D</text:span><text:span text:style-name="T4">wrap</text:span></text:p>
          </draw:text-box>
        </draw:frame>
        <draw:frame draw:style-name="gr32" draw:text-style-name="P4" draw:layer="layout" svg:width="1.778cm" svg:height="1.114cm" svg:x="16.002cm" svg:y="7.925cm">
          <draw:text-box>
            <text:p><text:span text:style-name="T5">R</text:span><text:span text:style-name="T4">Fuel</text:span></text:p>
          </draw:text-box>
        </draw:frame>
        <draw:frame draw:style-name="gr32" draw:text-style-name="P4" draw:layer="layout" svg:width="1.778cm" svg:height="1.114cm" svg:x="15.748cm" svg:y="5.236cm">
          <draw:text-box>
            <text:p><text:span text:style-name="T3">R</text:span><text:span text:style-name="T4">Bond</text:span></text:p>
          </draw:text-box>
        </draw:frame>
        <draw:frame draw:style-name="gr32" draw:text-style-name="P4" draw:layer="layout" svg:width="1.778cm" svg:height="1.114cm" svg:x="13.97cm" svg:y="3.458cm">
          <draw:text-box>
            <text:p><text:span text:style-name="T3">R</text:span><text:span text:style-name="T4">Clad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3" draw:text-style-name="P1" draw:layer="layout" svg:width="12.931cm" svg:height="13.163cm" svg:x="9.398cm" svg:y="1.016cm">
          <draw:image xlink:href="Pictures/100002010000026500000270886C49F54FC7017B.png" xlink:type="simple" xlink:show="embed" xlink:actuate="onLoad">
            <text:p/>
          </draw:image>
        </draw:frame>
        <draw:frame draw:style-name="gr18" draw:text-style-name="P8" draw:layer="layout" svg:width="18.542cm" svg:height="13.905cm" svg:x="5.921cm" svg:y="0.319cm">
          <draw:image xlink:href="Pictures/100000000000123B00000DACB358889113D82CF6.png" xlink:type="simple" xlink:show="embed" xlink:actuate="onLoad">
            <text:p/>
          </draw:image>
        </draw:frame>
        <draw:line draw:style-name="gr34" draw:text-style-name="P1" draw:layer="layout" svg:x1="18.288cm" svg:y1="7.112cm" svg:x2="16.764cm" svg:y2="4.318cm">
          <text:p/>
        </draw:line>
        <draw:frame draw:style-name="gr5" draw:text-style-name="P7" draw:layer="layout" svg:width="3.071cm" svg:height="0.954cm" svg:x="15.979cm" svg:y="3.364cm">
          <draw:text-box>
            <text:p><text:span text:style-name="T3">Pitch</text:span></text:p>
          </draw:text-box>
        </draw:frame>
        <draw:line draw:style-name="gr35" draw:text-style-name="P1" draw:layer="layout" svg:x1="12.7cm" svg:y1="4.572cm" svg:x2="11.684cm" svg:y2="4.064cm">
          <text:p/>
        </draw:line>
        <draw:frame draw:style-name="gr13" draw:text-style-name="P7" draw:layer="layout" svg:width="2.54cm" svg:height="1.27cm" svg:x="9.906cm" svg:y="3.048cm">
          <draw:text-box>
            <text:p><text:span text:style-name="T3">Th</text:span><text:span text:style-name="T4">Box</text:span></text:p>
          </draw:text-box>
        </draw:frame>
        <draw:line draw:style-name="gr35" draw:text-style-name="P1" draw:layer="layout" svg:x1="15.568cm" svg:y1="12.446cm" svg:x2="15.568cm" svg:y2="1.524cm">
          <text:p/>
        </draw:line>
        <draw:frame draw:style-name="gr13" draw:text-style-name="P7" draw:layer="layout" svg:width="1.524cm" svg:height="1.27cm" svg:x="15.494cm" svg:y="1.524cm">
          <draw:text-box>
            <text:p><text:span text:style-name="T3">F2F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M Roman 8" svg:font-family="'LM Roman 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fill-image draw:name="_35__20_Percent" draw:display-name="5 Percent" xlink:href="Pictures/100000000000000800000008B2AA4E6A4F6D2D73.png" xlink:type="simple" xlink:show="embed" xlink:actuate="onLoad"/>
    <draw:fill-image draw:name="Dashed_20_Downward_20_Diagonal" draw:display-name="Dashed Downward Diagonal" xlink:href="Pictures/100000000000000800000008483BFA7219215B6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7:52:33.866441951</meta:creation-date>
    <dc:date>2018-11-01T11:30:12.123780384</dc:date>
    <meta:editing-duration>P6DT44M8S</meta:editing-duration>
    <meta:editing-cycles>11</meta:editing-cycles>
    <meta:generator>LibreOffice/6.0.6.2$Linux_X86_64 LibreOffice_project/00m0$Build-2</meta:generator>
    <meta:document-statistic meta:object-count="136"/>
  </office:meta>
</office:document-meta>
</file>